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5.68pt" svg:height="314.73pt" svg:x="32.8pt" svg:y="162.62pt">
            <draw:object draw:notify-on-update-of-ranges="Sheet1.A1:Sheet1.A12 Sheet1.B1:Sheet1.B12 Sheet1.A1:Sheet1.A12 Sheet1.C1:Sheet1.C12 Sheet1.A1:Sheet1.A12 Sheet1.D1:Sheet1.D12 Sheet1.A1:Sheet1.A12 Sheet1.E1:Sheet1.E12 Sheet1.A1:Sheet1.A12 Sheet1.F1:Sheet1.F12 Sheet1.A1:Sheet1.A12 Sheet1.G1:Sheet1.G12 Sheet1.A1:Sheet1.A12 Sheet1.H1:Sheet1.H12 Sheet1.A1:Sheet1.A12 Sheet1.I1:Sheet1.I12 Sheet1.A1:Sheet1.A12 Sheet1.J1:Sheet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0.0238738738738739" calcext:value-type="float">
            <text:p>0.023873873873874</text:p>
          </table:table-cell>
          <table:table-cell office:value-type="float" office:value="0.0148648648648649" calcext:value-type="float">
            <text:p>0.014864864864865</text:p>
          </table:table-cell>
          <table:table-cell office:value-type="float" office:value="0.00450450450450451" calcext:value-type="float">
            <text:p>0.004504504504505</text:p>
          </table:table-cell>
          <table:table-cell office:value-type="float" office:value="0" calcext:value-type="float">
            <text:p>0</text:p>
          </table:table-cell>
          <table:table-cell office:value-type="float" office:value="0.000900900900900901" calcext:value-type="float">
            <text:p>0.0009009009009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0.0463963963963964" calcext:value-type="float">
            <text:p>0.046396396396396</text:p>
          </table:table-cell>
          <table:table-cell office:value-type="float" office:value="0.0418918918918919" calcext:value-type="float">
            <text:p>0.041891891891892</text:p>
          </table:table-cell>
          <table:table-cell office:value-type="float" office:value="0.00990990990990991" calcext:value-type="float">
            <text:p>0.00990990990991</text:p>
          </table:table-cell>
          <table:table-cell office:value-type="float" office:value="0.000900900900900901" calcext:value-type="float">
            <text:p>0.0009009009009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0.0621621621621622" calcext:value-type="float">
            <text:p>0.062162162162162</text:p>
          </table:table-cell>
          <table:table-cell office:value-type="float" office:value="0.0486486486486487" calcext:value-type="float">
            <text:p>0.048648648648649</text:p>
          </table:table-cell>
          <table:table-cell office:value-type="float" office:value="0.0135135135135135" calcext:value-type="float">
            <text:p>0.013513513513514</text:p>
          </table:table-cell>
          <table:table-cell office:value-type="float" office:value="0.0018018018018018" calcext:value-type="float">
            <text:p>0.0018018018018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0.0765765765765766" calcext:value-type="float">
            <text:p>0.076576576576577</text:p>
          </table:table-cell>
          <table:table-cell office:value-type="float" office:value="0.114864864864865" calcext:value-type="float">
            <text:p>0.114864864864865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.072972972972973" calcext:value-type="float">
            <text:p>0.072972972972973</text:p>
          </table:table-cell>
          <table:table-cell office:value-type="float" office:value="0.0738738738738739" calcext:value-type="float">
            <text:p>0.073873873873874</text:p>
          </table:table-cell>
          <table:table-cell office:value-type="float" office:value="0.0103603603603604" calcext:value-type="float">
            <text:p>0.01036036036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0.0788288288288288" calcext:value-type="float">
            <text:p>0.078828828828829</text:p>
          </table:table-cell>
          <table:table-cell office:value-type="float" office:value="0.124324324324324" calcext:value-type="float">
            <text:p>0.124324324324324</text:p>
          </table:table-cell>
          <table:table-cell office:value-type="float" office:value="0.175675675675676" calcext:value-type="float">
            <text:p>0.175675675675676</text:p>
          </table:table-cell>
          <table:table-cell office:value-type="float" office:value="0.0878378378378378" calcext:value-type="float">
            <text:p>0.087837837837838</text:p>
          </table:table-cell>
          <table:table-cell office:value-type="float" office:value="0.0716216216216216" calcext:value-type="float">
            <text:p>0.071621621621622</text:p>
          </table:table-cell>
          <table:table-cell office:value-type="float" office:value="0.018018018018018" calcext:value-type="float">
            <text:p>0.0180180180180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0.0806306306306306" calcext:value-type="float">
            <text:p>0.080630630630631</text:p>
          </table:table-cell>
          <table:table-cell office:value-type="float" office:value="0.132882882882883" calcext:value-type="float">
            <text:p>0.132882882882883</text:p>
          </table:table-cell>
          <table:table-cell office:value-type="float" office:value="0.241891891891892" calcext:value-type="float">
            <text:p>0.241891891891892</text:p>
          </table:table-cell>
          <table:table-cell office:value-type="float" office:value="0.104054054054054" calcext:value-type="float">
            <text:p>0.104054054054054</text:p>
          </table:table-cell>
          <table:table-cell office:value-type="float" office:value="0.0711711711711712" calcext:value-type="float">
            <text:p>0.071171171171171</text:p>
          </table:table-cell>
          <table:table-cell office:value-type="float" office:value="0.0130630630630631" calcext:value-type="float">
            <text:p>0.013063063063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0.0792792792792793" calcext:value-type="float">
            <text:p>0.079279279279279</text:p>
          </table:table-cell>
          <table:table-cell office:value-type="float" office:value="0.132432432432432" calcext:value-type="float">
            <text:p>0.132432432432432</text:p>
          </table:table-cell>
          <table:table-cell office:value-type="float" office:value="0.29009009009009" calcext:value-type="float">
            <text:p>0.29009009009009</text:p>
          </table:table-cell>
          <table:table-cell office:value-type="float" office:value="0.211261261261261" calcext:value-type="float">
            <text:p>0.211261261261261</text:p>
          </table:table-cell>
          <table:table-cell office:value-type="float" office:value="0.273873873873874" calcext:value-type="float">
            <text:p>0.273873873873874</text:p>
          </table:table-cell>
          <table:table-cell office:value-type="float" office:value="0.106756756756757" calcext:value-type="float">
            <text:p>0.106756756756757</text:p>
          </table:table-cell>
          <table:table-cell office:value-type="float" office:value="0.0157657657657658" calcext:value-type="float">
            <text:p>0.015765765765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0.0792792792792793" calcext:value-type="float">
            <text:p>0.079279279279279</text:p>
          </table:table-cell>
          <table:table-cell office:value-type="float" office:value="0.134234234234234" calcext:value-type="float">
            <text:p>0.134234234234234</text:p>
          </table:table-cell>
          <table:table-cell office:value-type="float" office:value="0.291891891891892" calcext:value-type="float">
            <text:p>0.291891891891892</text:p>
          </table:table-cell>
          <table:table-cell office:value-type="float" office:value="0.221621621621622" calcext:value-type="float">
            <text:p>0.221621621621622</text:p>
          </table:table-cell>
          <table:table-cell office:value-type="float" office:value="0.271621621621622" calcext:value-type="float">
            <text:p>0.271621621621622</text:p>
          </table:table-cell>
          <table:table-cell office:value-type="float" office:value="0.125225225225225" calcext:value-type="float">
            <text:p>0.125225225225225</text:p>
          </table:table-cell>
          <table:table-cell office:value-type="float" office:value="0.0189189189189189" calcext:value-type="float">
            <text:p>0.018918918918919</text:p>
          </table:table-cell>
          <table:table-cell office:value-type="float" office:value="0.000450450450450451" calcext:value-type="float">
            <text:p>0.000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0.0792792792792793" calcext:value-type="float">
            <text:p>0.079279279279279</text:p>
          </table:table-cell>
          <table:table-cell office:value-type="float" office:value="0.136936936936937" calcext:value-type="float">
            <text:p>0.136936936936937</text:p>
          </table:table-cell>
          <table:table-cell office:value-type="float" office:value="0.293243243243243" calcext:value-type="float">
            <text:p>0.293243243243243</text:p>
          </table:table-cell>
          <table:table-cell office:value-type="float" office:value="0.287387387387387" calcext:value-type="float">
            <text:p>0.287387387387387</text:p>
          </table:table-cell>
          <table:table-cell office:value-type="float" office:value="0.300900900900901" calcext:value-type="float">
            <text:p>0.300900900900901</text:p>
          </table:table-cell>
          <table:table-cell office:value-type="float" office:value="0.125225225225225" calcext:value-type="float">
            <text:p>0.125225225225225</text:p>
          </table:table-cell>
          <table:table-cell office:value-type="float" office:value="0.0153153153153153" calcext:value-type="float">
            <text:p>0.01531531531531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12:18.828035884</meta:creation-date>
    <dc:date>2019-08-07T17:19:45.730634721</dc:date>
    <meta:editing-duration>PT7M28S</meta:editing-duration>
    <meta:editing-cycles>1</meta:editing-cycles>
    <meta:document-statistic meta:table-count="1" meta:cell-count="1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04cm" svg:height="11.104cm" xlink:href=".." xlink:type="simple" chart:class="chart:scatter" chart:style-name="ch1">
        <chart:legend chart:legend-position="end" svg:x="16.725cm" svg:y="3.261cm" style:legend-expansion="high" chart:style-name="ch2"/>
        <chart:plot-area chart:style-name="ch3" table:cell-range-address="Sheet1.A1:Sheet1.J12" svg:x="0.262cm" svg:y="0.107cm" svg:width="18.658cm" svg:height="11.344cm">
          <chartooo:coordinate-region svg:x="0.989cm" svg:y="0.306cm" svg:width="17.744cm" svg:height="10.4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" chart:class="chart:scatter">
            <chart:domain table:cell-range-address="Sheet1.A1:Sheet1.A12"/>
            <chart:data-point chart:repeated="12"/>
          </chart:series>
          <chart:series chart:style-name="ch8" chart:values-cell-range-address="Sheet1.C1:Sheet1.C12" chart:class="chart:scatter">
            <chart:data-point chart:repeated="12"/>
          </chart:series>
          <chart:series chart:style-name="ch9" chart:values-cell-range-address="Sheet1.D1:Sheet1.D12" chart:class="chart:scatter">
            <chart:data-point chart:repeated="12"/>
          </chart:series>
          <chart:series chart:style-name="ch10" chart:values-cell-range-address="Sheet1.E1:Sheet1.E12" chart:class="chart:scatter">
            <chart:data-point chart:repeated="12"/>
          </chart:series>
          <chart:series chart:style-name="ch11" chart:values-cell-range-address="Sheet1.F1:Sheet1.F12" chart:class="chart:scatter">
            <chart:data-point chart:repeated="12"/>
          </chart:series>
          <chart:series chart:style-name="ch12" chart:values-cell-range-address="Sheet1.G1:Sheet1.G12" chart:class="chart:scatter">
            <chart:data-point chart:repeated="12"/>
          </chart:series>
          <chart:series chart:style-name="ch13" chart:values-cell-range-address="Sheet1.H1:Sheet1.H12" chart:class="chart:scatter">
            <chart:data-point chart:repeated="12"/>
          </chart:series>
          <chart:series chart:style-name="ch14" chart:values-cell-range-address="Sheet1.I1:Sheet1.I12" chart:class="chart:scatter">
            <chart:data-point chart:repeated="12"/>
          </chart:series>
          <chart:series chart:style-name="ch15" chart:values-cell-range-address="Sheet1.J1:Sheet1.J12" chart:class="chart:scatte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</svg:desc>
                </draw:g>
              </table:table-cell>
              <table:table-cell office:value-type="float" office:value="0">
                <text:p>0</text:p>
                <draw:g>
                  <svg:desc>Sheet1.B1:Sheet1.B12</svg:desc>
                </draw:g>
              </table:table-cell>
              <table:table-cell office:value-type="float" office:value="0">
                <text:p>0</text:p>
                <draw:g>
                  <svg:desc>Sheet1.C1:Sheet1.C12</svg:desc>
                </draw:g>
              </table:table-cell>
              <table:table-cell office:value-type="float" office:value="0">
                <text:p>0</text:p>
                <draw:g>
                  <svg:desc>Sheet1.D1:Sheet1.D12</svg:desc>
                </draw:g>
              </table:table-cell>
              <table:table-cell office:value-type="float" office:value="0">
                <text:p>0</text:p>
                <draw:g>
                  <svg:desc>Sheet1.E1:Sheet1.E12</svg:desc>
                </draw:g>
              </table:table-cell>
              <table:table-cell office:value-type="float" office:value="0">
                <text:p>0</text:p>
                <draw:g>
                  <svg:desc>Sheet1.F1:Sheet1.F12</svg:desc>
                </draw:g>
              </table:table-cell>
              <table:table-cell office:value-type="float" office:value="0">
                <text:p>0</text:p>
                <draw:g>
                  <svg:desc>Sheet1.G1:Sheet1.G12</svg:desc>
                </draw:g>
              </table:table-cell>
              <table:table-cell office:value-type="float" office:value="0">
                <text:p>0</text:p>
                <draw:g>
                  <svg:desc>Sheet1.H1:Sheet1.H12</svg:desc>
                </draw:g>
              </table:table-cell>
              <table:table-cell office:value-type="float" office:value="0">
                <text:p>0</text:p>
                <draw:g>
                  <svg:desc>Sheet1.I1:Sheet1.I12</svg:desc>
                </draw:g>
              </table:table-cell>
              <table:table-cell office:value-type="float" office:value="0">
                <text:p>0</text:p>
                <draw:g>
                  <svg:desc>Sheet1.J1:Sheet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38738738738739">
                <text:p>0.0238738738738739</text:p>
              </table:table-cell>
              <table:table-cell office:value-type="float" office:value="0.0148648648648649">
                <text:p>0.0148648648648649</text:p>
              </table:table-cell>
              <table:table-cell office:value-type="float" office:value="0.00450450450450451">
                <text:p>0.00450450450450451</text:p>
              </table:table-cell>
              <table:table-cell office:value-type="float" office:value="0">
                <text:p>0</text:p>
              </table:table-cell>
              <table:table-cell office:value-type="float" office:value="0.000900900900900901">
                <text:p>0.000900900900900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63963963963964">
                <text:p>0.0463963963963964</text:p>
              </table:table-cell>
              <table:table-cell office:value-type="float" office:value="0.0418918918918919">
                <text:p>0.0418918918918919</text:p>
              </table:table-cell>
              <table:table-cell office:value-type="float" office:value="0.00990990990990991">
                <text:p>0.00990990990990991</text:p>
              </table:table-cell>
              <table:table-cell office:value-type="float" office:value="0.000900900900900901">
                <text:p>0.000900900900900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21621621621622">
                <text:p>0.0621621621621622</text:p>
              </table:table-cell>
              <table:table-cell office:value-type="float" office:value="0.0486486486486487">
                <text:p>0.0486486486486487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018018018018018">
                <text:p>0.0018018018018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765765765765766">
                <text:p>0.0765765765765766</text:p>
              </table:table-cell>
              <table:table-cell office:value-type="float" office:value="0.114864864864865">
                <text:p>0.114864864864865</text:p>
              </table:table-cell>
              <table:table-cell office:value-type="float" office:value="0.121621621621622">
                <text:p>0.121621621621622</text:p>
              </table:table-cell>
              <table:table-cell office:value-type="float" office:value="0.072972972972973">
                <text:p>0.072972972972973</text:p>
              </table:table-cell>
              <table:table-cell office:value-type="float" office:value="0.0738738738738739">
                <text:p>0.0738738738738739</text:p>
              </table:table-cell>
              <table:table-cell office:value-type="float" office:value="0.0103603603603604">
                <text:p>0.0103603603603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88288288288288">
                <text:p>0.0788288288288288</text:p>
              </table:table-cell>
              <table:table-cell office:value-type="float" office:value="0.124324324324324">
                <text:p>0.124324324324324</text:p>
              </table:table-cell>
              <table:table-cell office:value-type="float" office:value="0.175675675675676">
                <text:p>0.175675675675676</text:p>
              </table:table-cell>
              <table:table-cell office:value-type="float" office:value="0.0878378378378378">
                <text:p>0.0878378378378378</text:p>
              </table:table-cell>
              <table:table-cell office:value-type="float" office:value="0.0716216216216216">
                <text:p>0.0716216216216216</text:p>
              </table:table-cell>
              <table:table-cell office:value-type="float" office:value="0.018018018018018">
                <text:p>0.018018018018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06306306306306">
                <text:p>0.0806306306306306</text:p>
              </table:table-cell>
              <table:table-cell office:value-type="float" office:value="0.132882882882883">
                <text:p>0.132882882882883</text:p>
              </table:table-cell>
              <table:table-cell office:value-type="float" office:value="0.241891891891892">
                <text:p>0.241891891891892</text:p>
              </table:table-cell>
              <table:table-cell office:value-type="float" office:value="0.104054054054054">
                <text:p>0.104054054054054</text:p>
              </table:table-cell>
              <table:table-cell office:value-type="float" office:value="0.0711711711711712">
                <text:p>0.0711711711711712</text:p>
              </table:table-cell>
              <table:table-cell office:value-type="float" office:value="0.0130630630630631">
                <text:p>0.0130630630630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92792792792793">
                <text:p>0.0792792792792793</text:p>
              </table:table-cell>
              <table:table-cell office:value-type="float" office:value="0.132432432432432">
                <text:p>0.132432432432432</text:p>
              </table:table-cell>
              <table:table-cell office:value-type="float" office:value="0.29009009009009">
                <text:p>0.29009009009009</text:p>
              </table:table-cell>
              <table:table-cell office:value-type="float" office:value="0.211261261261261">
                <text:p>0.211261261261261</text:p>
              </table:table-cell>
              <table:table-cell office:value-type="float" office:value="0.273873873873874">
                <text:p>0.273873873873874</text:p>
              </table:table-cell>
              <table:table-cell office:value-type="float" office:value="0.106756756756757">
                <text:p>0.106756756756757</text:p>
              </table:table-cell>
              <table:table-cell office:value-type="float" office:value="0.0157657657657658">
                <text:p>0.0157657657657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92792792792793">
                <text:p>0.0792792792792793</text:p>
              </table:table-cell>
              <table:table-cell office:value-type="float" office:value="0.134234234234234">
                <text:p>0.134234234234234</text:p>
              </table:table-cell>
              <table:table-cell office:value-type="float" office:value="0.291891891891892">
                <text:p>0.291891891891892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0.271621621621622">
                <text:p>0.271621621621622</text:p>
              </table:table-cell>
              <table:table-cell office:value-type="float" office:value="0.125225225225225">
                <text:p>0.125225225225225</text:p>
              </table:table-cell>
              <table:table-cell office:value-type="float" office:value="0.0189189189189189">
                <text:p>0.0189189189189189</text:p>
              </table:table-cell>
              <table:table-cell office:value-type="float" office:value="0.000450450450450451">
                <text:p>0.000450450450450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92792792792793">
                <text:p>0.0792792792792793</text:p>
              </table:table-cell>
              <table:table-cell office:value-type="float" office:value="0.136936936936937">
                <text:p>0.136936936936937</text:p>
              </table:table-cell>
              <table:table-cell office:value-type="float" office:value="0.293243243243243">
                <text:p>0.293243243243243</text:p>
              </table:table-cell>
              <table:table-cell office:value-type="float" office:value="0.287387387387387">
                <text:p>0.287387387387387</text:p>
              </table:table-cell>
              <table:table-cell office:value-type="float" office:value="0.300900900900901">
                <text:p>0.300900900900901</text:p>
              </table:table-cell>
              <table:table-cell office:value-type="float" office:value="0.125225225225225">
                <text:p>0.125225225225225</text:p>
              </table:table-cell>
              <table:table-cell office:value-type="float" office:value="0.0153153153153153">
                <text:p>0.0153153153153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